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417" officeooo:paragraph-rsid="000c9417"/>
    </style:style>
    <style:style style:name="P2" style:family="paragraph" style:parent-style-name="Standard">
      <style:text-properties fo:font-weight="bold" officeooo:rsid="0012026c" officeooo:paragraph-rsid="0012026c" style:font-weight-asian="bold" style:font-weight-complex="bold"/>
    </style:style>
    <style:style style:name="P3" style:family="paragraph" style:parent-style-name="Standard">
      <style:text-properties fo:font-weight="bold" officeooo:rsid="00127903" officeooo:paragraph-rsid="00127903" style:font-weight-asian="bold" style:font-weight-complex="bold"/>
    </style:style>
    <style:style style:name="P4" style:family="paragraph" style:parent-style-name="Standard">
      <style:text-properties fo:font-weight="bold" officeooo:rsid="0015debc" officeooo:paragraph-rsid="0015debc" style:font-weight-asian="bold" style:font-weight-complex="bold"/>
    </style:style>
    <style:style style:name="P5" style:family="paragraph" style:parent-style-name="Standard">
      <style:text-properties fo:font-weight="bold" officeooo:rsid="00187892" officeooo:paragraph-rsid="00187892" style:font-weight-asian="bold" style:font-weight-complex="bold"/>
    </style:style>
    <style:style style:name="P6" style:family="paragraph" style:parent-style-name="Standard">
      <style:text-properties fo:font-weight="bold" officeooo:rsid="0018ee30" officeooo:paragraph-rsid="0018ee30" style:font-weight-asian="bold" style:font-weight-complex="bold"/>
    </style:style>
    <style:style style:name="P7" style:family="paragraph" style:parent-style-name="Standard">
      <style:text-properties fo:font-weight="bold" officeooo:rsid="00196a4f" officeooo:paragraph-rsid="00196a4f" style:font-weight-asian="bold" style:font-weight-complex="bold"/>
    </style:style>
    <style:style style:name="P8" style:family="paragraph" style:parent-style-name="Standard">
      <style:text-properties fo:font-weight="bold" officeooo:rsid="001a9674" officeooo:paragraph-rsid="001a9674" style:font-weight-asian="bold" style:font-weight-complex="bold"/>
    </style:style>
    <style:style style:name="P9" style:family="paragraph" style:parent-style-name="Standard">
      <style:text-properties fo:font-size="13pt" style:text-underline-style="none" fo:font-weight="bold" officeooo:rsid="000c9417" officeooo:paragraph-rsid="000c9417" style:font-size-asian="13pt" style:font-weight-asian="bold" style:font-size-complex="13pt" style:font-weight-complex="bold"/>
    </style:style>
    <style:style style:name="P10" style:family="paragraph" style:parent-style-name="Standard">
      <style:text-properties officeooo:rsid="0012026c" officeooo:paragraph-rsid="0012026c"/>
    </style:style>
    <style:style style:name="T1" style:family="text">
      <style:text-properties officeooo:rsid="000f85c4"/>
    </style:style>
    <style:style style:name="T2" style:family="text">
      <style:text-properties officeooo:rsid="0010f367"/>
    </style:style>
    <style:style style:name="T3" style:family="text">
      <style:text-properties officeooo:rsid="00110d54"/>
    </style:style>
    <style:style style:name="T4" style:family="text">
      <style:text-properties officeooo:rsid="0012231a"/>
    </style:style>
    <style:style style:name="T5" style:family="text">
      <style:text-properties fo:font-weight="normal" style:font-weight-asian="normal" style:font-weight-complex="normal"/>
    </style:style>
    <style:style style:name="T6" style:family="text">
      <style:text-properties fo:font-weight="normal" officeooo:rsid="00142099" style:font-weight-asian="normal" style:font-weight-complex="normal"/>
    </style:style>
    <style:style style:name="T7" style:family="text">
      <style:text-properties fo:font-weight="normal" officeooo:rsid="0015474e" style:font-weight-asian="normal" style:font-weight-complex="normal"/>
    </style:style>
    <style:style style:name="T8" style:family="text">
      <style:text-properties fo:font-weight="normal" officeooo:rsid="00177a3c" style:font-weight-asian="normal" style:font-weight-complex="normal"/>
    </style:style>
    <style:style style:name="T9" style:family="text">
      <style:text-properties fo:font-weight="normal" officeooo:rsid="00196a4f" style:font-weight-asian="normal" style:font-weight-complex="normal"/>
    </style:style>
    <style:style style:name="T10" style:family="text">
      <style:text-properties fo:font-weight="normal" officeooo:rsid="001a9674" style:font-weight-asian="normal" style:font-weight-complex="normal"/>
    </style:style>
    <style:style style:name="T11" style:family="text">
      <style:text-properties fo:font-weight="normal" officeooo:rsid="001ade3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a xlink:type="simple" xlink:href="https://www.youtube.com/watch?v=5rc7gkc2Chs&amp;list=PLTP3E5bPW796_icZanMqhdg7i0Cl7Y51F&amp;index=1" text:style-name="Internet_20_link" text:visited-style-name="Visited_20_Internet_20_Link">https://www.youtube.com/watch?v=5rc7gkc2Chs&amp;list=PLTP3E5bPW796_icZanMqhdg7i0Cl7Y51F&amp;index=1</text:a> ’</text:p>
      <text:p text:style-name="P1"/>
      <text:p text:style-name="P9">Node js :</text:p>
      <text:p text:style-name="P1"><text:tab/>It is an open source, cross platform js runtime environment. It runs on the V8 js engine, the core of chrome, outside of the browser. Node js app runs in a single process, without creating new thread for every request. It is event driven, non-blocking or async model to handle concurrent request with single thread.</text:p>
      <text:p text:style-name="P1"/>
      <text:p text:style-name="P2">Nodemon :</text:p>
      <text:p text:style-name="P1"><text:s/>npm i --save-dev nodemon<text:line-break/><text:tab/><text:span text:style-name="T1">this command is to install nodemon in the current project only. ‘-g’ instead of ‘—save-dev’ would install nodemon globally for all projects. ‘</text:span><text:span text:style-name="T2">nodemon’ is an useful package that watches or listens for all the changes in the project and runs it when we ‘npm start’.</text:span></text:p>
      <text:p text:style-name="P1"><text:tab/><text:span text:style-name="T2">To stop the node program, use ctrl + c on keybaord in terminal. But if you wanna do it programetically, gotta use a co</text:span><text:span text:style-name="T3">r</text:span><text:span text:style-name="T2">e module named ‘process’.</text:span></text:p>
      <text:p text:style-name="P1"><text:tab/><text:span text:style-name="T2">Example : process.exit(0) initial. If wanna close change the 0 to 1.</text:span></text:p>
      <text:p text:style-name="P1"/>
      <text:p text:style-name="P2">env variables :</text:p>
      <text:p text:style-name="P10"><text:tab/>environment is the context where app runs. And env variables are key-pair values tey are set in the environment context which is outside of our code. For example, API keys, PORT numbers we store them in env variables and later use them with ‘process’ module.</text:p>
      <text:p text:style-name="P10"><text:tab/>So we created .env file, we stored our keyvalue pairs for the variables there like NAME=FERDOUS. Then we installed dotenv by npm I dotenv. <text:span text:style-name="T4">Dotenv is a package to load .env files.</text:span></text:p>
      <text:p text:style-name="P10"><text:tab/>Then we cre<text:span text:style-name="T4">a</text:span>ted env.js file, where we added require(“dotenv”).config() so we can use the env variables in this file. Then logged out the values by using process and keys. Console.log(process.env.NAME).</text:p>
      <text:p text:style-name="P10"/>
      <text:p text:style-name="P3">REPL :</text:p>
      <text:p text:style-name="P3"><text:tab/><text:span text:style-name="T5">read, evaluate, print and loop. REPL is a command line for node. Its easy to just write code or do calculations in the command line with it. </text:span><text:span text:style-name="T6">In terminal write ‘node’ to open the node command line. </text:span><text:span text:style-name="T7">We can check object properties or global objects with it. Type global. Then hit TAB btn. It will show all the global objects.</text:span></text:p>
      <text:p text:style-name="P4"><text:span text:style-name="T7"><text:tab/></text:span><text:span text:style-name="T5">If we wanna do it programmatically, then we can craete a file named repl.js. Then in it, we store the repl module in a variable with require . Const repl = require(“repl”) </text:span><text:span text:style-name="T8">and repl.start()</text:span><text:span text:style-name="T5">. Then just run the file like node repl.js, it will start command line same way. But we can make cool by configuring the command line. <text:line-break/><text:tab/>We add in the file, const local = repl.start(“$”). Now if start the command line again, it will have $ in the beginning of every command line.</text:span></text:p>
      <text:p text:style-name="P4"><text:span text:style-name="T5"/></text:p>
      <text:p text:style-name="P5"><text:span text:style-name="T5">** format variable **</text:span></text:p>
      <text:p text:style-name="P5"><text:span text:style-name="T5">%s = string</text:span></text:p>
      <text:p text:style-name="P5"><text:span text:style-name="T5">%d = number</text:span></text:p>
      <text:p text:style-name="P5"><text:span text:style-name="T5">%i = integer</text:span></text:p>
      <text:p text:style-name="P5"><text:span text:style-name="T5">%o = object</text:span></text:p>
      <text:p text:style-name="P5"><text:span text:style-name="T5"/></text:p>
      <text:p text:style-name="P5"><text:span text:style-name="T5">console.log(“my name is %s and I am %d years old”, “ferdous”, 25)</text:span></text:p>
      <text:p text:style-name="P5"><text:span text:style-name="T5"/></text:p>
      <text:p text:style-name="P6"><text:soft-page-break/><text:span text:style-name="T5">** we can use ‘progress’ package to have a progress bar like for downloading and all to show in the terminal. </text:span><text:span text:style-name="T9">Add ‘chalk’ package to add colors in the bar s</text:span><text:span text:style-name="T5">**</text:span></text:p>
      <text:p text:style-name="P6"><text:span text:style-name="T5"/></text:p>
      <text:p text:style-name="P7">Inputs :</text:p>
      <text:p text:style-name="P7"><text:tab/><text:span text:style-name="T5">With ‘readline’ module, we can create and interface to get input from the user in command line and give output. Create a output.js file. Write these lines,</text:span></text:p>
      <text:p text:style-name="P7"><text:span text:style-name="T5"><text:tab/>const readline = require(‘readline’)<text:tab/></text:span></text:p>
      <text:p text:style-name="P7"><text:span text:style-name="T5"><text:tab/></text:span><text:span text:style-name="T10">const rl = readline.createInterface({<text:tab/><text:tab/>// creating interface</text:span></text:p>
      <text:p text:style-name="P8"><text:span text:style-name="T5"><text:tab/><text:tab/>input: process.stdin,</text:span></text:p>
      <text:p text:style-name="P8"><text:span text:style-name="T5"><text:tab/><text:tab/>output: process.stdout</text:span></text:p>
      <text:p text:style-name="P8"><text:span text:style-name="T5"><text:tab/>})</text:span></text:p>
      <text:p text:style-name="P8"><text:span text:style-name="T5"><text:tab/>rl.question(‘what is your name??’, (name) =&gt; {</text:span></text:p>
      <text:p text:style-name="P8"><text:span text:style-name="T5"><text:tab/><text:tab/>console.log(name)</text:span></text:p>
      <text:p text:style-name="P8"><text:span text:style-name="T5"><text:tab/><text:tab/>rl.close()</text:span></text:p>
      <text:p text:style-name="P8"><text:span text:style-name="T5"><text:tab/>}</text:span></text:p>
      <text:p text:style-name="P8"><text:span text:style-name="T5">// </text:span><text:span text:style-name="T11">we can use ‘prompt-sync’ package to replace the rl.question part. Do more research if need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8:47:10.455798044</meta:creation-date>
    <meta:generator>LibreOffice/24.2.6.2$Linux_X86_64 LibreOffice_project/420$Build-2</meta:generator>
    <dc:date>2024-12-13T04:39:50.715903324</dc:date>
    <meta:editing-duration>PT5H20M52S</meta:editing-duration>
    <meta:editing-cycles>13</meta:editing-cycles>
    <meta:document-statistic meta:table-count="0" meta:image-count="0" meta:object-count="0" meta:page-count="2" meta:paragraph-count="33" meta:word-count="541" meta:character-count="3163" meta:non-whitespace-character-count="2629"/>
  </office:meta>
</office:document-meta>
</file>